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Times New Roman1" svg:font-family="'Times New Roman'"/>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ystem" style:font-pitch="variable"/>
  </office:font-face-decls>
  <office:automatic-styles>
    <style:style style:name="Table1" style:family="table">
      <style:table-properties style:width="5.05in" fo:margin-left="1.1813in" table:align="left"/>
    </style:style>
    <style:style style:name="Table1.A" style:family="table-column">
      <style:table-column-properties style:column-width="5.05in"/>
    </style:style>
    <style:style style:name="Table1.A1" style:family="table-cell">
      <style:table-cell-properties fo:padding="0.0403in" fo:border="0.0139in solid #000000"/>
    </style:style>
    <style:style style:name="Table2" style:family="table">
      <style:table-properties style:width="4.65in" table:align="center"/>
    </style:style>
    <style:style style:name="Table2.A" style:family="table-column">
      <style:table-column-properties style:column-width="4.65in"/>
    </style:style>
    <style:style style:name="Table2.A1" style:family="table-cell">
      <style:table-cell-properties fo:padding="0.0403in" fo:border="0.0139in solid #000000"/>
    </style:style>
    <style:style style:name="Table3" style:family="table">
      <style:table-properties style:width="5.6701in" table:align="center"/>
    </style:style>
    <style:style style:name="Table3.A" style:family="table-column">
      <style:table-column-properties style:column-width="5.6701in"/>
    </style:style>
    <style:style style:name="Table3.A1" style:family="table-cell">
      <style:table-cell-properties fo:padding="0.0403in" fo:border="0.0139in solid #000000"/>
    </style:style>
    <style:style style:name="Table4" style:family="table">
      <style:table-properties style:width="5.3097in" table:align="center"/>
    </style:style>
    <style:style style:name="Table4.A" style:family="table-column">
      <style:table-column-properties style:column-width="5.3097in"/>
    </style:style>
    <style:style style:name="Table4.A1" style:family="table-cell">
      <style:table-cell-properties fo:padding="0.0403in" fo:border="0.0139in solid #000000"/>
    </style:style>
    <style:style style:name="Table5" style:family="table">
      <style:table-properties style:width="5.6799in" table:align="center"/>
    </style:style>
    <style:style style:name="Table5.A" style:family="table-column">
      <style:table-column-properties style:column-width="5.6799in"/>
    </style:style>
    <style:style style:name="Table5.A1" style:family="table-cell">
      <style:table-cell-properties fo:padding="0.0403in" fo:border="0.0139in solid #000000"/>
    </style:style>
    <style:style style:name="Table6" style:family="table">
      <style:table-properties style:width="5.5403in" table:align="center"/>
    </style:style>
    <style:style style:name="Table6.A" style:family="table-column">
      <style:table-column-properties style:column-width="5.5403in"/>
    </style:style>
    <style:style style:name="Table6.A1" style:family="table-cell">
      <style:table-cell-properties fo:padding="0.0403in" fo:border="0.0139in solid #000000"/>
    </style:style>
    <style:style style:name="Table7" style:family="table">
      <style:table-properties style:width="2.0097in" table:align="center"/>
    </style:style>
    <style:style style:name="Table7.A" style:family="table-column">
      <style:table-column-properties style:column-width="2.0097in"/>
    </style:style>
    <style:style style:name="Table7.A1" style:family="table-cell">
      <style:table-cell-properties fo:padding="0.0403in" fo:border="0.0139in solid #000000"/>
    </style:style>
    <style:style style:name="Table8" style:family="table">
      <style:table-properties style:width="4.05in" table:align="center"/>
    </style:style>
    <style:style style:name="Table8.A" style:family="table-column">
      <style:table-column-properties style:column-width="4.05in"/>
    </style:style>
    <style:style style:name="Table8.A1" style:family="table-cell">
      <style:table-cell-properties fo:padding="0.0403in" fo:border="0.0139in solid #000000"/>
    </style:style>
    <style:style style:name="Table9" style:family="table">
      <style:table-properties style:width="4.7903in" table:align="center"/>
    </style:style>
    <style:style style:name="Table9.A" style:family="table-column">
      <style:table-column-properties style:column-width="4.7903in"/>
    </style:style>
    <style:style style:name="Table9.A1" style:family="table-cell">
      <style:table-cell-properties fo:padding="0.0403in" fo:border="0.0139in solid #000000"/>
    </style:style>
    <style:style style:name="P1" style:family="paragraph" style:parent-style-name="Text_20_body" style:master-page-name="HTML">
      <style:paragraph-properties fo:margin-top="0in" fo:margin-bottom="0in" fo:text-align="center" style:justify-single-word="false"/>
      <style:text-properties style:font-name="Times New Roman1"/>
    </style:style>
    <style:style style:name="P2" style:family="paragraph" style:parent-style-name="Heading_20_3">
      <style:paragraph-properties fo:text-align="center" style:justify-single-word="false"/>
      <style:text-properties style:font-name="Times New Roman1" fo:background-color="#ffff66"/>
    </style:style>
    <style:style style:name="P3" style:family="paragraph" style:parent-style-name="Text_20_body">
      <style:paragraph-properties fo:margin-top="0in" fo:margin-bottom="0in"/>
      <style:text-properties style:font-name="Times New Roman1"/>
    </style:style>
    <style:style style:name="P4" style:family="paragraph" style:parent-style-name="Text_20_body">
      <style:paragraph-properties fo:margin-top="0in" fo:margin-bottom="0in"/>
      <style:text-properties style:font-name="Times New Roman1" fo:font-size="10pt"/>
    </style:style>
    <style:style style:name="P5" style:family="paragraph" style:parent-style-name="Text_20_body">
      <style:paragraph-properties fo:margin-top="0in" fo:margin-bottom="0in"/>
      <style:text-properties fo:font-size="10pt"/>
    </style:style>
    <style:style style:name="P6" style:family="paragraph" style:parent-style-name="Text_20_body">
      <style:paragraph-properties fo:margin-top="0in" fo:margin-bottom="0.1965in"/>
      <style:text-properties style:font-name="Times New Roman1"/>
    </style:style>
    <style:style style:name="P7" style:family="paragraph" style:parent-style-name="Text_20_body">
      <style:paragraph-properties fo:margin-top="0in" fo:margin-bottom="0.1965in"/>
    </style:style>
    <style:style style:name="P8" style:family="paragraph" style:parent-style-name="Text_20_body">
      <style:paragraph-properties fo:margin-top="0in" fo:margin-bottom="0in" fo:text-align="center" style:justify-single-word="false"/>
      <style:text-properties style:font-name="Times New Roman1"/>
    </style:style>
    <style:style style:name="P9" style:family="paragraph" style:parent-style-name="Text_20_body" style:list-style-name="L2">
      <style:paragraph-properties fo:margin-top="0in" fo:margin-bottom="0in"/>
      <style:text-properties style:font-name="Times New Roman1"/>
    </style:style>
    <style:style style:name="P10" style:family="paragraph" style:parent-style-name="Text_20_body" style:list-style-name="L3">
      <style:paragraph-properties fo:margin-top="0in" fo:margin-bottom="0in"/>
      <style:text-properties style:font-name="Times New Roman1"/>
    </style:style>
    <style:style style:name="P11" style:family="paragraph" style:parent-style-name="Text_20_body">
      <style:paragraph-properties fo:margin-top="0in" fo:margin-bottom="0.1965in"/>
      <style:text-properties style:font-name="Times New Roman1" fo:font-size="10pt"/>
    </style:style>
    <style:style style:name="P12" style:family="paragraph" style:parent-style-name="Table_20_Contents">
      <style:paragraph-properties fo:margin-top="0in" fo:margin-bottom="0.1965in"/>
    </style:style>
    <style:style style:name="P13" style:family="paragraph" style:parent-style-name="Table_20_Contents">
      <style:paragraph-properties fo:margin-top="0in" fo:margin-bottom="0.1965in" fo:text-align="start" style:justify-single-word="false"/>
    </style:style>
    <style:style style:name="P14" style:family="paragraph" style:parent-style-name="Table_20_Contents">
      <style:paragraph-properties fo:margin-top="0in" fo:margin-bottom="0.1965in"/>
      <style:text-properties fo:font-size="10pt"/>
    </style:style>
    <style:style style:name="P15" style:family="paragraph" style:parent-style-name="Text_20_body" style:list-style-name="L4">
      <style:paragraph-properties fo:margin-top="0in" fo:margin-bottom="0in"/>
      <style:text-properties style:font-name="Times New Roman1"/>
    </style:style>
    <style:style style:name="P16" style:family="paragraph" style:parent-style-name="Text_20_body" style:list-style-name="L5">
      <style:paragraph-properties fo:margin-top="0in" fo:margin-bottom="0in"/>
      <style:text-properties style:font-name="Times New Roman1"/>
    </style:style>
    <style:style style:name="P17" style:family="paragraph" style:parent-style-name="Text_20_body" style:list-style-name="L6">
      <style:paragraph-properties fo:margin-top="0in" fo:margin-bottom="0in"/>
      <style:text-properties style:font-name="Times New Roman1"/>
    </style:style>
    <style:style style:name="P18" style:family="paragraph" style:parent-style-name="Text_20_body">
      <style:text-properties style:font-name="Times New Roman1" fo:font-size="10pt"/>
    </style:style>
    <style:style style:name="T1" style:family="text">
      <style:text-properties fo:font-size="13pt" fo:font-weight="bold"/>
    </style:style>
    <style:style style:name="T2" style:family="text">
      <style:text-properties fo:color="#ff0000" fo:font-size="10pt"/>
    </style:style>
    <style:style style:name="T3" style:family="text">
      <style:text-properties fo:font-size="11pt" fo:font-weight="bold"/>
    </style:style>
    <style:style style:name="T4" style:family="text">
      <style:text-properties fo:font-style="italic"/>
    </style:style>
    <style:style style:name="T5" style:family="text">
      <style:text-properties fo:font-weight="bold"/>
    </style:style>
    <text:list-style style:name="L1">
      <text:list-level-style-number text:level="1" style:num-format="">
        <style:list-level-properties text:min-label-distance="0.15in"/>
      </text:list-level-style-number>
      <text:list-level-style-number text:level="2" style:num-format="">
        <style:list-level-properties text:min-label-distance="0.15in"/>
      </text:list-level-style-number>
      <text:list-level-style-number text:level="3" style:num-format="">
        <style:list-level-properties text:min-label-distance="0.15in"/>
      </text:list-level-style-number>
      <text:list-level-style-number text:level="4" style:num-format="">
        <style:list-level-properties text:min-label-distance="0.15in"/>
      </text:list-level-style-number>
      <text:list-level-style-number text:level="5" style:num-format="">
        <style:list-level-properties text:min-label-distance="0.15in"/>
      </text:list-level-style-number>
      <text:list-level-style-number text:level="6" style:num-format="">
        <style:list-level-properties text:min-label-distance="0.15in"/>
      </text:list-level-style-number>
      <text:list-level-style-number text:level="7" style:num-format="">
        <style:list-level-properties text:min-label-distance="0.15in"/>
      </text:list-level-style-number>
      <text:list-level-style-number text:level="8" style:num-format="">
        <style:list-level-properties text:min-label-distance="0.15in"/>
      </text:list-level-style-number>
      <text:list-level-style-number text:level="9" style:num-format="">
        <style:list-level-properties text:min-label-distance="0.15in"/>
      </text:list-level-style-number>
      <text:list-level-style-number text:level="10" style:num-format="">
        <style:list-level-properties text:min-label-distance="0.15in"/>
      </text:list-level-style-number>
    </text:list-style>
    <text:list-style style:name="L2">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3">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4">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5">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6">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Childsplay_sp activity layout.</text:span> </text:p>
      <text:h text:style-name="P2" text:outline-level="3"><text:span text:style-name="T2">( Beware that this document is under development and might not be correct)</text:span> </text:h>
      <text:p text:style-name="P3"><text:span text:style-name="T3">What this howto covers:</text:span> </text:p>
      <text:p text:style-name="P4">Explanation of the different parts of a Childsplay_sp (CP) activity.</text:p>
      <text:p text:style-name="P4">I will show some of the powerful objects you can use and how they make it easier to develop an activity.</text:p>
      <text:p text:style-name="P3">Besides the mandatory class and methods you can use any kind of Python code you want, but you should consider </text:p>
      <text:p text:style-name="P3">to follow the designs of the existing activities. </text:p>
      <text:p text:style-name="P5"/>
      <text:p text:style-name="P3"><text:span text:style-name="T3">What this howto doesn't cover:</text:span> </text:p>
      <text:p text:style-name="P3">This howto will only explain how to develop an activity for CP. You should be familiar with Python and Python classes and some understanding of OOP (Object Oriented Programming). </text:p>
      <text:p text:style-name="P3">You might also want to read the Pygame docs as CP uses Pygame to draw on the screen. </text:p>
      <text:p text:style-name="P4">I will not explain Python/Pygame programming details. </text:p>
      <text:p text:style-name="P4">Another good source of information are the memory activities, these activities are relatively simple and are easy to follow. I've also included some remarks and doc strings to explain what going on. </text:p>
      <text:p text:style-name="P5"/>
      <text:p text:style-name="P3"><text:span text:style-name="T3">Copyright and License:</text:span> </text:p>
      <text:p text:style-name="P6">Copyright (c) 2006-2007 Stas Zytkiewicz </text:p>
      <text:p text:style-name="P7">Permission is granted to copy, distribute and/or modify this document under the terms of the GNU Free Documentation License, Version 1.2 or any later version published by the Free Software Foundation; with no Invariant Sections, with no Front-Cover Texts, and with no Back-Cover Texts. A copy of the license is provided in file 'copyright.txt' and at <text:a xlink:type="simple" xlink:href="http://www.gnu.org/licenses/fdl.html"><text:span text:style-name="T4">GNU Free Documentation License</text:span></text:a>. </text:p>
      <text:p text:style-name="P5"/>
      <text:p text:style-name="P8"><text:span text:style-name="T1">Overview of the CP design.</text:span> </text:p>
      <text:p text:style-name="P5"/>
      <text:p text:style-name="P3">Schoolsplay(CP) uses a plugin system for the activities which means CP will load, start and setup </text:p>
      <text:p text:style-name="P3">the activity, then it starts an eventloop for the activity. </text:p>
      <text:p text:style-name="P3">What happens in the CP maincore (SPC) is this: </text:p>
      <text:list text:style-name="L2">
        <text:list-item>
          <text:p text:style-name="P9">SPC start the menu, which is also an activity. </text:p>
        </text:list-item>
        <text:list-item>
          <text:p text:style-name="P9">user hits a activity icon. </text:p>
        </text:list-item>
        <text:list-item>
          <text:p text:style-name="P9">SPC loads the activity. </text:p>
        </text:list-item>
        <text:list-item>
          <text:p text:style-name="P9">SPC calls activity.Activity(AA) with an instance of the SPGoodies class which holds references to useful stuff provided by the SPC. </text:p>
        </text:list-item>
        <text:list-item>
          <text:p text:style-name="P9">SPC calls AA.start() to let the activity do whatever it needs to start. </text:p>
        </text:list-item>
        <text:list-item>
          <text:p text:style-name="P9">SPC calls AA.next_level with the number of the level and a dbase mapper which is a class object that provides abstraction methods to store stuff into the SQL dbase. </text:p>
        </text:list-item>
      </text:list>
      <text:p text:style-name="P3">(the details are explained later) </text:p>
      <text:list text:style-name="L3">
        <text:list-item>
          <text:p text:style-name="P10">SPC starts an eventloop which will call AA.loop with the events that occurred. It does this 40 times per second. </text:p>
        </text:list-item>
      </text:list>
      <text:p text:style-name="P5"/>
      <text:p text:style-name="P3">SPC controls also the other non activity events and wraps all the calls to the activity in a try/except clause to prevent a crash due to an error in an activity. </text:p>
      <text:p text:style-name="P11"/>
      <text:p text:style-name="P3"><text:span text:style-name="T5">Logging:</text:span> </text:p>
      <text:p text:style-name="P3">You should use the CP logger facility to log all useful stuff needed to debug and of course to </text:p>
      <text:p text:style-name="P3">report errors. Loggers use a parent and child like pattern. The toplevel logger would be </text:p>
      <text:p text:style-name="P3">called “schoolsplay.&lt;activityname&gt;” a activity class, “schoolsplay.&lt;activityname&gt;.&lt;classname&gt;” </text:p>
      <text:p text:style-name="P5"/>
      <table:table table:name="Table1" table:style-name="Table1">
        <table:table-column table:style-name="Table1.A"/>
        <table:table-row>
          <table:table-cell table:style-name="Table1.A1" office:value-type="string">
            <text:p text:style-name="P12">module_logger = logging.getLogger("schoolsplay.memory") </text:p>
            <text:p text:style-name="P12">.... </text:p>
            <text:p text:style-name="P12">class Activity: </text:p>
            <text:p text:style-name="P12">.... </text:p>
            <text:p text:style-name="P12">self.logger = logging.getLogger("schoolsplay.memory.Activity") </text:p>
            <text:p text:style-name="P12">self.logger.info("Activity started") </text:p>
            <text:p text:style-name="P12">.... </text:p>
          </table:table-cell>
        </table:table-row>
      </table:table>
      <text:p text:style-name="P5"/>
      <text:p text:style-name="P3">If you create a class, for example 'Card', you would add logging like this: </text:p>
      <text:p text:style-name="P5"/>
      <table:table table:name="Table2" table:style-name="Table2">
        <table:table-column table:style-name="Table2.A"/>
        <table:table-row>
          <table:table-cell table:style-name="Table2.A1" office:value-type="string">
            <text:p text:style-name="P12">self.logger = logging.getLogger("schoolsplay.memory.Card") </text:p>
          </table:table-cell>
        </table:table-row>
      </table:table>
      <text:p text:style-name="P5"/>
      <text:p text:style-name="P3">See the Python module docs about the use of loggers if you want to know the finer details. </text:p>
      <text:p text:style-name="P3">One thing to remember is that you shouldn't define new loggers, all the configuration is done </text:p>
      <text:p text:style-name="P3">by SPC. You must only get a logger and set it up. SPC takes care of formatting the messages and </text:p>
      <text:p text:style-name="P3">sending logging output to a log file. The logging to a file is useful on Windows which doesn't send </text:p>
      <text:p text:style-name="P3">output streams to a file or screen when not started from a console. </text:p>
      <text:p text:style-name="P5"/>
      <text:p text:style-name="P3">Logging is important for debugging as well as to make it easier for somebody else to follow your program. It's also important to try to catch exceptions and not rely on SPC to catch it for you. </text:p>
      <text:p text:style-name="P3">When SPC catches an exception the activity is stopped and the menu is started again. </text:p>
      <text:p text:style-name="P3">Of course you shouldn't try to catch every error that could occur. For example if a user has deleted some images you need you shouldn't try to catch the exception but let SPC take care of it. Assume everything is installed as it should. </text:p>
      <text:p text:style-name="P5"/>
      <text:p text:style-name="P3">While debugging you activity it is often useful to have all kinds of data displaying to the screen but you should use the 'debug' level and reserve 'error' for real errors messages. </text:p>
      <text:p text:style-name="P3">The reason for this is that CP defaults to log level 'error' and we don't want to annoy the user </text:p>
      <text:p text:style-name="P3">with all kinds of debugging messages. If you want to see the debug messages just start CP with </text:p>
      <text:p text:style-name="P4">the command line option 'loglevel' set to 'debug'. </text:p>
      <text:p text:style-name="P3">Logging levels used are: </text:p>
      <text:p text:style-name="P3">'<text:span text:style-name="T5">debug</text:span>', for debugging messages. </text:p>
      <text:p text:style-name="P4">'<text:span text:style-name="T5">info</text:span>' for information</text:p>
      <text:p text:style-name="P3">'<text:span text:style-name="T5">error</text:span>', for errors that should be reported to the user. CP uses the 'error' level as the default logging level. In case of an error you would probably notify SPC that the activity couldn't be run. You notify the core by raising utils.MyError. </text:p>
      <text:p text:style-name="P4">'<text:span text:style-name="T5">exception</text:span>' prints a stack trace, very useful for debugging.</text:p>
      <text:p text:style-name="P5"/>
      <text:p text:style-name="P3">Example from memory.py: </text:p>
      <text:p text:style-name="P5"/>
      <table:table table:name="Table3" table:style-name="Table3">
        <table:table-column table:style-name="Table3.A"/>
        <table:table-row>
          <table:table-cell table:style-name="Table3.A1" office:value-type="string">
            <text:p text:style-name="P12">...... </text:p>
            <text:p text:style-name="P12"># load all the images we need </text:p>
            <text:p text:style-name="P12">try: </text:p>
            <text:p text:style-name="P12"># load cardbacks and empty cards were we will blit our images on </text:p>
            <text:p text:style-name="P12">..... </text:p>
            <text:p text:style-name="P12">..... </text:p>
            <text:p text:style-name="P12">except (StandardError,utils.MyError),info: </text:p>
            <text:p text:style-name="P12">    self.logger.error("Can't load images for sprites: %s" % info) </text:p>
            <text:p text:style-name="P12">    raise utils.MyError(str(info))# MyError will make the core end this game </text:p>
            <text:p text:style-name="P12">else: </text:p>
            <text:p text:style-name="P12">    self.logger.debug("Loaded %s images" % len(self.imagelist)) </text:p>
            <text:p text:style-name="P12">....... </text:p>
          </table:table-cell>
        </table:table-row>
      </table:table>
      <text:p text:style-name="P5"/>
      <text:p text:style-name="P5"/>
      <text:p text:style-name="P3"><text:span text:style-name="T5">Additional data:</text:span> </text:p>
      <text:p text:style-name="P3">Additional data your activity needs like images, sounds or special files should all be stored in </text:p>
      <text:p text:style-name="P3">a directory called &lt;activityname capitalized&gt;Data. For example, the directory for memory is called, 'MemoryData' and it's placed inside the 'lib' directory from the CP tree. </text:p>
      <text:p text:style-name="P3">You can access the data by using the path provided by the SPGoodies object you 'Activity' received. </text:p>
      <text:p text:style-name="P5"/>
      <table:table table:name="Table4" table:style-name="Table4">
        <table:table-column table:style-name="Table4.A"/>
        <table:table-row>
          <table:table-cell table:style-name="Table4.A1" office:value-type="string">
            <text:p text:style-name="P12">class Activity: </text:p>
            <text:p text:style-name="P12">.... </text:p>
            <text:p text:style-name="P12">def __init__(self,SPGoodies): </text:p>
            <text:p text:style-name="P12">.... </text:p>
            <text:p text:style-name="P12">self.SPG = SPGoodies </text:p>
            <text:p text:style-name="P12">.... </text:p>
            <text:p text:style-name="P12">self.my_datadir = os.path.join(self.SPG.get_libdir_path(),'MemoryData') </text:p>
            <text:p text:style-name="P12">.... </text:p>
          </table:table-cell>
        </table:table-row>
      </table:table>
      <text:p text:style-name="P5"/>
      <text:p text:style-name="P3">You must use the path from SPG as you don't know were your data directory will be installed as every platform has it's own locations to store stuff. </text:p>
      <text:p text:style-name="P5"/>
      <text:p text:style-name="P3"><text:span text:style-name="T5">What are sprites?</text:span> </text:p>
      <text:p text:style-name="P5"/>
      <text:p text:style-name="P4">According to the wikipedia sprites are “two-dimensional images or animations that are integrated into a larger scene”. </text:p>
      <text:p text:style-name="P3">In CP we regard sprites as image objects that have all kinds of fancy methods to do things like erasing, displaying, moving across the screen, rotating etc. </text:p>
      <text:p text:style-name="P3">Sprites in CP are easy to use but somewhat difficult to explain so I will only give some code examples to illustrate their use. Complete usage examples are given in the '2. Activity creation example' section below. </text:p>
      <text:p text:style-name="P3">The most important feature is that you can connect callback functions to your sprite just like </text:p>
      <text:p text:style-name="P3">widgets in a GUI. If you don't know what callbacks are. When you click on a sprite a function </text:p>
      <text:p text:style-name="P4">will be called, these functions we call callback functions. </text:p>
      <text:p text:style-name="P5"/>
      <table:table table:name="Table5" table:style-name="Table5">
        <table:table-column table:style-name="Table5.A"/>
        <table:table-row>
          <table:table-cell table:style-name="Table5.A1" office:value-type="string">
            <text:p text:style-name="P12">def sprite_callback(*args): </text:p>
            <text:p text:style-name="P12">print “I'm called with argument:”,args </text:p>
            <text:p text:style-name="P13">.... </text:p>
            <text:p text:style-name="P12">sprite.connect_callback(sprite_callback, MOUSEBUTTONDOWN, data) </text:p>
            <text:p text:style-name="P12">..... </text:p>
          </table:table-cell>
        </table:table-row>
      </table:table>
      <text:p text:style-name="P5"/>
      <text:p text:style-name="P3">Now when your sprite is clicked with the mouse the function “sprite_callback” is called. </text:p>
      <text:p text:style-name="P5"/>
      <text:p text:style-name="P7"><text:span text:style-name="T5">How to turn a image in a sprite?</text:span> </text:p>
      <text:p text:style-name="P5"/>
      <text:p text:style-name="P4">Images can turned into sprites like this. The template were using already has the necessary import statements. You create a class that extends the SPSpriteUtils.SPSprite. </text:p>
      <text:p text:style-name="P5"/>
      <table:table table:name="Table6" table:style-name="Table6">
        <table:table-column table:style-name="Table6.A"/>
        <table:table-row>
          <table:table-cell table:style-name="Table6.A1" office:value-type="string">
            <text:p text:style-name="P12">class mySprite(SPSprite): </text:p>
            <text:p text:style-name="P12">   def __init__(self,image): </text:p>
            <text:p text:style-name="P12">       SPSprite.__init__(self,image) </text:p>
            <text:p text:style-name="P12">.... </text:p>
            <text:p text:style-name="P12">img = load_image('test_image.png',transparent=1,alpha=0) </text:p>
            <text:p text:style-name="P12">test_sprite = mySprite(img) </text:p>
            <text:p text:style-name="P12">..... </text:p>
            <text:p text:style-name="P12"># connect callback </text:p>
            <text:p text:style-name="P12">ds = DoStuff()# class that provides method 'on_mouseclick' </text:p>
            <text:p text:style-name="P12">data = ["whatever",("you want",)] </text:p>
            <text:p text:style-name="P12">test_sprite.connect_callback(ds.on_mouseclick,MOUSEBUTTONDOWN,data) </text:p>
            <text:p text:style-name="P12">..... </text:p>
          </table:table-cell>
        </table:table-row>
      </table:table>
      <text:p text:style-name="P5"/>
      <text:p text:style-name="P3">As you can see it's very easy to create a sprite and the callback function can be any function or </text:p>
      <text:p text:style-name="P4">method. For details about all the methods your sprite inherits from SPSprite consult the </text:p>
      <text:p text:style-name="P3">CP API docs. </text:p>
      <text:p text:style-name="P3">One thing to notice is that you can add any object to your 'connect_callback' method which </text:p>
      <text:p text:style-name="P3">will be passed to your callback function. </text:p>
      <text:p text:style-name="P3">In the above example it's a list but it can be any Python object. </text:p>
      <text:p text:style-name="P3">The ability to connect callback to your sprite makes them very powerful and easy to use. </text:p>
      <text:p text:style-name="P3">The way to actually bring your sprite to live and let it react to events you have to put your sprites inside the eventloop. Every program that wants to react to user events has to implement some kind of eventloop. An eventloop can be as simple as: </text:p>
      <text:p text:style-name="P5"/>
      <table:table table:name="Table7" table:style-name="Table7">
        <table:table-column table:style-name="Table7.A"/>
        <table:table-row>
          <table:table-cell table:style-name="Table7.A1" office:value-type="string">
            <text:p text:style-name="P12">while 1: </text:p>
            <text:p text:style-name="P12">    call your sprites </text:p>
          </table:table-cell>
        </table:table-row>
      </table:table>
      <text:p text:style-name="P5"/>
      <text:p text:style-name="P3">In reality one has to get the x-window events and probably some construct that doesn't consume all the CPU cycles. ('while 1' runs at 100% CPU cycles) </text:p>
      <text:p text:style-name="P3">In CP you don't have to set up a eventloop, it's already done for you. The SPC calls the 'loop' method </text:p>
      <text:p text:style-name="P3">from your 'Activity' class 40 times per second and passes it the events that have occurred. </text:p>
      <text:p text:style-name="P4">So to bring your sprites alive in CP you could do something like this: </text:p>
      <text:p text:style-name="P5"/>
      <table:table table:name="Table8" table:style-name="Table8">
        <table:table-column table:style-name="Table8.A"/>
        <table:table-row>
          <table:table-cell table:style-name="Table8.A1" office:value-type="string">
            <text:p text:style-name="P12">while 1: </text:p>
            <text:p text:style-name="P12">    events = get_events() </text:p>
            <text:p text:style-name="P12">    for sprite in mysprites: </text:p>
            <text:p text:style-name="P12">    result = sprite.update(events) </text:p>
            <text:p text:style-name="P12">    cb_results = sprite.callback(events) </text:p>
            <text:p text:style-name="P12">...... </text:p>
            <text:p text:style-name="P14"/>
          </table:table-cell>
        </table:table-row>
      </table:table>
      <text:p text:style-name="P5"/>
      <text:p text:style-name="P3">In the sprite.update and callback methods you could do all kinds of checks to see if the event occurs in some of your sprites. There are a few disadvantages with this approach, you have to manage your sprites and you probably must do an awful lot of testing for the events. </text:p>
      <text:p text:style-name="P3">Luckily for you there's a better way. </text:p>
      <text:p text:style-name="P11"/>
      <text:p text:style-name="P3"><text:span text:style-name="T5">Sprite group.</text:span> </text:p>
      <text:p text:style-name="P3">In CP you can add your sprites to a group object and let do CP all the difficult sprite managing and checking stuff. </text:p>
      <text:p text:style-name="P5"/>
      <table:table table:name="Table9" table:style-name="Table9">
        <table:table-column table:style-name="Table9.A"/>
        <table:table-row>
          <table:table-cell table:style-name="Table9.A1" office:value-type="string">
            <text:p text:style-name="P12">self.actives = SPSpriteUtils.CPinit(screensurf,backgroundsurf) </text:p>
            <text:p text:style-name="P12">self.actives.add(mysprites) </text:p>
            <text:p text:style-name="P12">.... </text:p>
            <text:p text:style-name="P12">def loop(self,events); </text:p>
            <text:p text:style-name="P12">   for event in events: </text:p>
            <text:p text:style-name="P12">      # we only interested in mouse events </text:p>
            <text:p text:style-name="P12">         if event.type is MOUSEBUTTONDOWN: </text:p>
            <text:p text:style-name="P12">              self.actives.refresh(event) </text:p>
          </table:table-cell>
        </table:table-row>
      </table:table>
      <text:p text:style-name="P5"/>
      <text:p text:style-name="P3">That's your whole eventloop. CP redraws your sprites, calls there update method if they have one </text:p>
      <text:p text:style-name="P3">and calls any callback function if needed. </text:p>
      <text:p text:style-name="P3">The group object has provides methods that make it easier to develop an activity. </text:p>
      <text:p text:style-name="P3">We will see more complete examples in the next section, '2. Activity creation example' </text:p>
      <text:p text:style-name="P5"/>
      <text:p text:style-name="P3"><text:span text:style-name="T5">Data collecting.</text:span> </text:p>
      <text:p text:style-name="P3">A major part of CP is the ability to collect data about the users progress from the activities and store it into a SQL based database. </text:p>
      <text:p text:style-name="P3">Again all the hard work is done by CP but you must develop a way to get useful data from your activity. See the 'Howto_datacollecting' for more information about this subject. </text:p>
      <text:p text:style-name="P5"/>
      <text:p text:style-name="P3"><text:span text:style-name="T5">Language support.</text:span> </text:p>
      <text:p text:style-name="P3">Providing language support for a Python program can sometimes be challenging especially if you want to support all the major platforms. Luckily you can use the framework provided by CP. </text:p>
      <text:p text:style-name="P3">The only thing you have to do to provide platform and encoding independent language support is to wrap your strings in a special function called '_'. Yes that's an underscore. </text:p>
      <text:p text:style-name="P3">So for example you want to localize the following string: “The aim of this activity:”. </text:p>
      <text:p text:style-name="P3">You wrap it inside the '_' function: _(“The aim of this activity:”). </text:p>
      <text:p text:style-name="P4">That's all. </text:p>
      <text:p text:style-name="P3">CP will take care of generating 'po' files, compiling them into 'mo' files and replace them at </text:p>
      <text:p text:style-name="P4">runtime. If you like to know more about localization you should read the 'locales' and 'gettext' Python modules documentation. </text:p>
      <text:p text:style-name="P4">If you just want to localize your strings use '_' and be done with it. </text:p>
      <text:p text:style-name="P5"/>
      <text:p text:style-name="P3"><text:span text:style-name="T5">Mandatory class and methods.</text:span> </text:p>
      <text:p text:style-name="P3">Your activity must provide a class called 'Activity'. </text:p>
      <text:p text:style-name="P3">This class class must expose the following methods. (the template module already has this) </text:p>
      <text:p text:style-name="P5"/>
      <text:list text:style-name="L4">
        <text:list-item>
          <text:p text:style-name="P15">get_helptitle(self) </text:p>
          <text:p text:style-name="P15">Must return the name of the activity. The string should be translatable. </text:p>
        </text:list-item>
        <text:list-item>
          <text:p text:style-name="P15">get_name(self) </text:p>
        </text:list-item>
      </text:list>
      <text:p text:style-name="P3">Must return the name of the activity in lower case. The string must not be translatable. </text:p>
      <text:list text:style-name="L5">
        <text:list-item text:start-value="1">
          <text:p text:style-name="P16">get_help(self) </text:p>
          <text:p text:style-name="P16">Must return a list with strings containing the help text. Strings should be translatable. </text:p>
        </text:list-item>
        <text:list-item>
          <text:p text:style-name="P16">start(self) </text:p>
          <text:p text:style-name="P16">No return value. </text:p>
        </text:list-item>
        <text:list-item>
          <text:p text:style-name="P16">get_score(self,timespend) </text:p>
          <text:p text:style-name="P16">Must return an integer between 1 and 10 indicating the result in the current level. </text:p>
        </text:list-item>
        <text:list-item>
          <text:p text:style-name="P16">next_level(self,level,db_mapper) </text:p>
        </text:list-item>
      </text:list>
      <text:p text:style-name="P3">Must return True if there levels left and False when no more levels left. </text:p>
      <text:list text:style-name="L6">
        <text:list-item>
          <text:p text:style-name="P17">loop(self,events) </text:p>
        </text:list-item>
      </text:list>
      <text:p text:style-name="P3">No return value. </text:p>
      <text:p text:style-name="P5"/>
      <text:p text:style-name="P3">In case you want to use timers, use the CP Timer.timer object because it supports locking which is used by the CPC. </text:p>
      <text:p text:style-name="P3">You must also provide a method called 'stop_timer' which will stop any timers or other threaded stuff you started. The SPC will call 'stop_timer' on any activity when the level ends just in case it will also catch any exceptions when the activity doesn't provide such a method. </text:p>
      <text:p text:style-name="P4">It's very important that all threads are stopped when the user quits CP otherwise CP will freeze and the user has to kill the process themselves which is very bad. </text:p>
      <text:p text:style-name="P3">I cannot stress this to much, <text:span text:style-name="T5">you must make sure not to leave threads running</text:span>. </text:p>
      <text:p text:style-name="P11"/>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Times New Roman1" svg:font-family="'Times New Roman'"/>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Arial" style:font-size-asian="12pt" style:language-asian="zxx" style:country-asian="none" style:font-name-complex="Arial"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fo:text-indent="0in" style:auto-text-indent="false"/>
      <style:text-properties style:font-name="Times New Roman1" fo:font-size="10pt" style:font-name-asian="Times New Roman1" style:font-size-asian="10pt" style:font-name-complex="Times New Roman1" style:font-size-complex="10pt"/>
    </style:style>
    <style:style style:name="Text_20_body" style:display-name="Text body" style:family="paragraph" style:parent-style-name="Standard" style:class="text">
      <style:paragraph-properties fo:margin-left="0in" fo:margin-right="0in" fo:margin-top="0in" fo:margin-bottom="0in" fo:text-indent="0in" style:auto-text-indent="false"/>
    </style:style>
    <style:style style:name="Heading" style:family="paragraph" style:parent-style-name="Standard" style:next-style-name="Text_20_body" style:class="text">
      <style:paragraph-properties fo:margin-top="0.1665in" fo:margin-bottom="0.1965in" fo:keep-with-next="always"/>
      <style:text-properties style:font-name="Albany" fo:font-size="14pt" style:font-name-asian="HG Mincho Light J" style:font-size-asian="14pt" style:font-name-complex="Arial Unicode MS" style:font-size-complex="14pt"/>
    </style:style>
    <style:style style:name="Heading_20_1" style:display-name="Heading 1" style:family="paragraph" style:parent-style-name="Heading" style:next-style-name="Text_20_body" style:class="text" style:default-outline-level="1">
      <style:text-properties style:font-name="Thorndale" fo:font-size="16pt" fo:font-weight="bold" style:font-name-asian="HG Mincho Light J" style:font-size-asian="16pt" style:font-weight-asian="bold" style:font-name-complex="Arial Unicode MS" style:font-size-complex="16pt"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3pt" fo:font-weight="bold" style:font-size-asian="13pt" style:font-weight-asian="bold" style:font-size-complex="13pt" style:font-weight-complex="bold"/>
    </style:style>
    <style:style style:name="Heading_20_4" style:display-name="Heading 4" style:family="paragraph" style:parent-style-name="Heading" style:next-style-name="Text_20_body" style:class="text" style:default-outline-level="4">
      <style:text-properties fo:font-size="12pt" fo:font-style="italic" fo:font-weight="bold" style:font-size-asian="12pt" style:font-style-asian="italic" style:font-weight-asian="bold" style:font-size-complex="12pt" style:font-style-complex="italic" style:font-weight-complex="bold"/>
    </style:style>
    <style:style style:name="Heading_20_5" style:display-name="Heading 5" style:family="paragraph" style:parent-style-name="Heading" style:next-style-name="Text_20_body" style:class="text" style:default-outline-level="5">
      <style:text-properties fo:font-size="11pt" fo:font-weight="bold" style:font-size-asian="11pt" style:font-weight-asian="bold" style:font-size-complex="11pt" style:font-weight-complex="bold"/>
    </style:style>
    <style:style style:name="Heading_20_6" style:display-name="Heading 6" style:family="paragraph" style:parent-style-name="Heading" style:next-style-name="Text_20_body" style:class="text" style:default-outline-level="6">
      <style:text-properties fo:font-size="10pt" fo:font-weight="bold" style:font-size-asian="10pt" style:font-weight-asian="bold" style:font-size-complex="10pt" style:font-weight-complex="bold"/>
    </style:style>
    <style:style style:name="List" style:family="paragraph" style:parent-style-name="Text_20_body" style:class="list"/>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Sender" style:family="paragraph" style:parent-style-name="Standard" style:class="extra">
      <style:paragraph-properties fo:margin-top="0in" fo:margin-bottom="0in"/>
      <style:text-properties fo:font-style="italic"/>
    </style:style>
    <style:style style:name="Index" style:family="paragraph" style:parent-style-name="Standard" style:class="index">
      <style:paragraph-properties text:number-lines="false" text:line-number="0"/>
    </style:style>
    <style:style style:name="Quotations" style:family="paragraph" style:parent-style-name="Standard" style:class="html">
      <style:paragraph-properties fo:margin-left="0.3937in" fo:margin-right="0.3937in" fo:margin-top="0in" fo:margin-bottom="0.1965in" fo:text-indent="0in" style:auto-text-indent="false" fo:padding="0.1in" fo:border="0.0008in solid #dddddd"/>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style:text-properties fo:font-size="6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Footnote_20_Symbol" style:display-name="Footnote Symbol"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layout-properties fo:page-width="8.5in" fo:page-height="11in" style:num-format="1" style:print-orientation="portrait" fo:margin-top="0.3937in" fo:margin-bottom="0.3937in" fo:margin-left="0.7874in" fo:margin-right="0.3937in" fo:border="none" fo:padding="0in" fo:background-color="#ffffff"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style:page-layout style:name="pm3">
      <style:page-layout-properties fo:page-width="8.5in" fo:page-height="11in" style:num-format="1" style:print-orientation="portrait" fo:margin-top="1in" fo:margin-bottom="1in" fo:margin-left="1.25in" fo:margin-right="1.25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pm1"/>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1$Linux OpenOffice.org_project/680m6$Build-9095</meta:generator>
    <meta:creation-date>2008-01-23T05:08:33</meta:creation-date>
    <dc:language>en-US</dc:language>
    <meta:editing-cycles>1</meta:editing-cycles>
    <meta:editing-duration>PT0S</meta:editing-duration>
    <meta:user-defined meta:name="Info 1"/>
    <meta:user-defined meta:name="Info 2"/>
    <meta:user-defined meta:name="Info 3"/>
    <meta:user-defined meta:name="Info 4"/>
    <meta:document-statistic meta:table-count="9" meta:image-count="0" meta:object-count="0" meta:page-count="2" meta:paragraph-count="180" meta:word-count="2056" meta:character-count="12435"/>
  </office:meta>
</office:document-meta>
</file>